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8"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3" style:family="paragraph" style:parent-style-name="Footnote">
      <style:text-properties fo:font-style="italic" style:font-style-asian="italic" style:font-style-complex="italic"/>
    </style:style>
    <style:style style:name="P14" style:family="paragraph" style:parent-style-name="Footnote">
      <style:paragraph-properties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 conciencia Cinematográfica y la realidad social en el tercer Mundo</text:p>
      <text:p text:style-name="P4">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5"><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5"><text:span text:style-name="T2"/></text:p>
      <text:p text:style-name="P11"><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5"/>
      <text:p text:style-name="P5"><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5"><text:soft-page-break/></text:p>
      <text:p text:style-name="P5"><text:tab/>Propongamos lo siguiente: el cambio del plano cambia la conciencia. Recordemos las 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5"/>
      <text:p text:style-name="P5"><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5"/>
      <text:p text:style-name="P5"><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5"/>
      <text:p text:style-name="P10"><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5"/>
      <text:p text:style-name="P5"><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5"/>
      <text:p text:style-name="P5"><text:tab/>Otro autor soviético <text:span text:style-name="T2">Vsévolod</text:span> <text:span text:style-name="T2">Pudovkin</text:span><text:span text:style-name="T2"><text:note text:id="ftn7" text:note-class="footnote"><text:note-citation>7</text:note-citation><text:note-body><text:p text:style-name="P14">“...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16" text:note-class="footnote"><text:note-citation>8</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9</text:note-citation><text:note-body><text:p text:style-name="Footnote">La imgen-movimiento. <text:span text:style-name="T2">Gilles Deleuze.</text:span></text:p></text:note-body></text:note></text:p>
      <text:p text:style-name="P5"><text:soft-page-break/></text:p>
      <text:p text:style-name="P5"><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3" text:note-class="footnote"><text:note-citation>10</text:note-citation><text:note-body><text:p text:style-name="Footnote"><text:span text:style-name="T2">Estetica del Hambre (1965), Glauber Rocha.</text:span></text:p></text:note-body></text:note></text:span></text:p>
      <text:p text:style-name="P5"><text:span text:style-name="T2"/></text:p>
      <text:p text:style-name="P5"><text:span text:style-name="T2"><text:tab/></text:span>¿de que violencia hablamos?, continua<text:span text:style-name="T2"> Rocha: “...el Cinema Novo, en el campointernacional, no pidió nada, sino que impuso la violencia de sus imágenes y sus sonidos en</text:span></text:p>
      <text:p text:style-name="P5"><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4" text:note-class="footnote"><text:note-citation>11</text:note-citation><text:note-body><text:p text:style-name="Footnote">ibid</text:p></text:note-body></text:note></text:span></text:p>
      <text:p text:style-name="P5"/>
      <text:p text:style-name="P5"><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5"><text:span text:style-name="T2"/></text:p>
      <text:p text:style-name="P5"><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2</text:note-citation><text:note-body><text:p text:style-name="Footnote">El cine de las historias de la revolución (2002), Octavio Getino y Susana Velleggia.</text:p></text:note-body></text:note></text:span></text:p>
      <text:p text:style-name="P5"><text:span text:style-name="T2"/></text:p>
      <text:p text:style-name="P5"><text:span text:style-name="T2"><text:tab/></text:span>El proyecto de <text:span text:style-name="T2">Glauber Rocha</text:span><text:span text:style-name="T2"><text:note text:id="ftn8" text:note-class="footnote"><text:note-citation>13</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4</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5"/>
      <text:p text:style-name="P5"><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5"/>
      <text:p text:style-name="P11"><text:soft-page-break/><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0" text:note-class="footnote"><text:note-citation>15</text:note-citation><text:note-body><text:p text:style-name="Footnote"><text:span text:style-name="T2">Estetica del Hambre (1965), Glauber Rocha.</text:span></text:p></text:note-body></text:note></text:p>
      <text:p text:style-name="P5"/>
      <text:p text:style-name="P5"><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5"/>
      <text:p text:style-name="P10"><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1" text:note-class="footnote"><text:note-citation>16</text:note-citation><text:note-body><text:p text:style-name="P13">ibid</text:p></text:note-body></text:note></text:span></text:p>
      <text:p text:style-name="P7"/>
      <text:p text:style-name="P7"><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7"><text:span text:style-name="T3"/></text:p>
      <text:p text:style-name="P7"><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7"/>
      <text:p text:style-name="P11"><text:tab/>“...La búsqueda de mercados y la innovación estética son, en este caso, concebidas como prioritarias, por sobre las posibilidades del cine en tanto recurso para la acción política. Cabe recordar que pese a su elevado prestigio internacional, <text:soft-page-break/>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11"/>
      <text:p text:style-name="P12"><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7"><text:span text:style-name="T3"/></text:p>
      <text:p text:style-name="P7"><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7"><text:span text:style-name="T3"><text:tab/></text:span></text:p>
      <text:p text:style-name="P7"><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7"><text:span text:style-name="T3"/></text:p>
      <text:p text:style-name="P7"><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5" text:note-class="footnote"><text:note-citation>17</text:note-citation><text:note-body><text:p text:style-name="Footnote">pag59</text:p></text:note-body></text:note>...”</text:p>
      <text:p text:style-name="P7"><text:span text:style-name="T3"/></text:p>
      <text:p text:style-name="P7"><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7"><text:span text:style-name="T3"/></text:p>
      <text:p text:style-name="P7"><text:span text:style-name="T3"><text:tab/></text:span>Deleuze<text:span text:style-name="T3"> en </text:span>Imagen-tiempo<text:note text:id="ftn17" text:note-class="footnote"><text:note-citation>18</text:note-citation><text:note-body><text:p text:style-name="P13">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oft-page-break/><text:span text:style-name="T3">vez es un proceso de toma de conciencia que hace que el pueblo tenga ya una existencia virtual en trance de actualización...”</text:span></text:p>
      <text:p text:style-name="P7"><text:span text:style-name="T3"/></text:p>
      <text:p text:style-name="P7"><text:span text:style-name="T3">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span></text:p>
      <text:p text:style-name="P7"><text:span text:style-name="T3"/></text:p>
      <text:p text:style-name="P7"><text:span text:style-name="T3"><text:tab/>Sigue un frase sorprendente sobre la posibilidad del cine político: “...si</text:span></text:p>
      <text:p text:style-name="P7"><text:span text:style-name="T3">hubiera un cine político moderno, sería sobre la base: el pueblo</text:span></text:p>
      <text:p text:style-name="P7"><text:span text:style-name="T3">ya no existe, o no existe todavía... «el pueblo falta»....”. </text:span>Rocha <text:span text:style-name="T3">afirma lo mismo con respecto a la ausencia del pueblo: “......” </text:span></text:p>
      <text:p text:style-name="P7"><text:span text:style-name="T3"/></text:p>
      <text:p text:style-name="P5">Índice de palabras</text:p>
      <text:p text:style-name="P5">conciencia, 11, 24,25, 39, 59, 60, 61,62, 87,88,90, 93, 94, 114, 121, 277, 287</text:p>
      <text:p text:style-name="P5">conciencia cinematográfica, 38</text:p>
      <text:p text:style-name="P5">conciencia intencional 88</text:p>
      <text:p text:style-name="P5">conciencia-camara 113, 114, 116, 128</text:p>
      <text:p text:style-name="P5">conciencia reflexiva (cogito propiamente humano) 113</text:p>
      <text:p text:style-name="P5">conciencia poética 114</text:p>
      <text:p text:style-name="P5">conciencia ética 115</text:p>
      <text:p text:style-name="P5">conciencia estética 1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5T17:13:40</dc:date>
    <meta:editing-duration>P1DT3H17M49S</meta:editing-duration>
    <meta:editing-cycles>11</meta:editing-cycles>
    <meta:generator>LibreOffice/3.5$Linux_X86_64 LibreOffice_project/350m1$Build-2</meta:generator>
    <meta:document-statistic meta:table-count="0" meta:image-count="0" meta:object-count="0" meta:page-count="6" meta:paragraph-count="65" meta:word-count="2918" meta:character-count="18244" meta:non-whitespace-character-count="15290"/>
  </office:meta>
</office:document-meta>
</file>